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426f" officeooo:paragraph-rsid="0009426f"/>
    </style:style>
    <style:style style:name="P2" style:family="paragraph" style:parent-style-name="Standard">
      <style:text-properties officeooo:rsid="0009b01b" officeooo:paragraph-rsid="0009b01b"/>
    </style:style>
    <style:style style:name="P3" style:family="paragraph" style:parent-style-name="Standard" style:list-style-name="L1">
      <style:text-properties officeooo:rsid="00060b3c" officeooo:paragraph-rsid="00060b3c"/>
    </style:style>
    <style:style style:name="P4" style:family="paragraph" style:parent-style-name="Standard" style:list-style-name="L1">
      <style:text-properties officeooo:rsid="00060b3c" officeooo:paragraph-rsid="0009b01b"/>
    </style:style>
    <style:style style:name="P5" style:family="paragraph" style:parent-style-name="Standard" style:list-style-name="L1">
      <style:text-properties officeooo:rsid="0009b01b" officeooo:paragraph-rsid="0009b01b"/>
    </style:style>
    <style:style style:name="P6" style:family="paragraph" style:parent-style-name="Standard" style:list-style-name="L2">
      <style:text-properties officeooo:rsid="0009b01b" officeooo:paragraph-rsid="0009b01b"/>
    </style:style>
    <style:style style:name="P7" style:family="paragraph" style:parent-style-name="Standard" style:list-style-name="L1">
      <style:text-properties officeooo:rsid="0009426f" officeooo:paragraph-rsid="0009b01b"/>
    </style:style>
    <style:style style:name="P8" style:family="paragraph" style:parent-style-name="Standard" style:list-style-name="L1">
      <style:text-properties officeooo:rsid="0009426f" officeooo:paragraph-rsid="0009426f"/>
    </style:style>
    <style:style style:name="P9" style:family="paragraph" style:parent-style-name="Standard" style:list-style-name="L2">
      <style:text-properties officeooo:rsid="000b5515" officeooo:paragraph-rsid="000b5515"/>
    </style:style>
    <style:style style:name="P10" style:family="paragraph" style:parent-style-name="Standard" style:list-style-name="L1">
      <style:text-properties officeooo:rsid="000d3d78" officeooo:paragraph-rsid="000d3d7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20646871" text:style-name="L1">
        <text:list-item>
          <text:p text:style-name="P3">Erläuterung der Problemstellung (Relationaler Debugger)</text:p>
        </text:list-item>
        <text:list-item>
          <text:p text:style-name="P10">Herausforderungen</text:p>
          <text:list>
            <text:list-item>
              <text:p text:style-name="P10">Wlang (Sprache definieren)</text:p>
            </text:list-item>
            <text:list-item>
              <text:p text:style-name="P10">Interpretieren und Auswerten</text:p>
            </text:list-item>
            <text:list-item>
              <text:p text:style-name="P10"/>
            </text:list-item>
          </text:list>
        </text:list-item>
        <text:list-item>
          <text:p text:style-name="P5">Paket-Struktur</text:p>
        </text:list-item>
        <text:list-item>
          <text:p text:style-name="P5">kurzer Überblick über den Entwurf</text:p>
        </text:list-item>
        <text:list-item>
          <text:p text:style-name="P7">Kennzahlen: Klassen, Pakete, Zeilen Code</text:p>
        </text:list-item>
        <text:list-item>
          <text:p text:style-name="P7"/>
        </text:list-item>
        <text:list-item>
          <text:p text:style-name="P8">Nutzertest()</text:p>
        </text:list-item>
        <text:list-item>
          <text:p text:style-name="P7">Ackermann()</text:p>
        </text:list-item>
        <text:list-item>
          <text:p text:style-name="P4">Fazit am Ende</text:p>
          <text:list>
            <text:list-item>
              <text:p text:style-name="P10">Zeitplanung</text:p>
            </text:list-item>
            <text:list-item>
              <text:p text:style-name="P10">Wasserfallmodell?</text:p>
            </text:list-item>
            <text:list-item>
              <text:p text:style-name="P10"/>
            </text:list-item>
          </text:list>
        </text:list-item>
        <text:list-item>
          <text:p text:style-name="P8">Animierter Bagger am Ende</text:p>
        </text:list-item>
      </text:list>
      <text:p text:style-name="P1"/>
      <text:p text:style-name="P1"/>
      <text:p text:style-name="P2">Witzig:</text:p>
      <text:list xml:id="list1197931123" text:style-name="L2">
        <text:list-item>
          <text:p text:style-name="P6">Klatschen-Schilder</text:p>
        </text:list-item>
        <text:list-item>
          <text:p text:style-name="P6">Soundbots</text:p>
        </text:list-item>
        <text:list-item>
          <text:p text:style-name="P6">Pfälzisch (Weltsprachen)</text:p>
        </text:list-item>
        <text:list-item>
          <text:p text:style-name="P6">Liter an geweinten Tränen bei den Kennzahlen</text:p>
        </text:list-item>
        <text:list-item>
          <text:p text:style-name="P6">Diagramme: Swing-Hasser, vorher-nachher</text:p>
        </text:list-item>
        <text:list-item>
          <text:p text:style-name="P9">Frauenquote: 50% (zwei Bagger mit Herz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5:12:12.335405088</meta:creation-date>
    <dc:date>2018-03-20T16:39:43.747718811</dc:date>
    <meta:editing-duration>PT15M59S</meta:editing-duration>
    <meta:editing-cycles>4</meta:editing-cycles>
    <meta:generator>LibreOffice/5.3.1.2$Linux_X86_64 LibreOffice_project/30m0$Build-2</meta:generator>
    <meta:document-statistic meta:table-count="0" meta:image-count="0" meta:object-count="0" meta:page-count="1" meta:paragraph-count="23" meta:word-count="77" meta:character-count="504" meta:non-whitespace-character-count="469"/>
  </office:meta>
</office:document-meta>
</file>